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calligra="http://www.calligra.org/2005/">
  <office:scripts/>
  <office:font-face-decls>
    <style:font-face style:name="Courier New1" svg:font-family="'Courier New', Courier, mono"/>
    <style:font-face style:name="OpenSymbol" svg:font-family="OpenSymbol"/>
    <style:font-face style:name="Sans Serif" svg:font-family="'Sans Serif'"/>
    <style:font-face style:name="sans serif" svg:font-family="'sans serif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ans Serif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color="#000000" style:font-name="Sans Serif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Sans Serif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>
        <style:tab-stops>
          <style:tab-stop style:position="0.582cm"/>
        </style:tab-stops>
      </style:paragraph-properties>
      <style:text-properties fo:color="#000000" style:font-name="Sans Serif" fo:font-size="8pt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fo:color="#000000" style:font-name="Sans Serif" fo:font-size="13pt" style:font-size-asian="13pt" style:font-size-complex="13pt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Sans Serif" fo:font-size="13pt" style:font-size-asian="13pt" style:font-size-complex="13pt"/>
    </style:style>
    <style:style style:name="P7" style:family="paragraph" style:parent-style-name="Standard">
      <style:paragraph-properties fo:text-align="end" style:justify-single-word="false"/>
      <style:text-properties fo:color="#000000" style:font-name="Sans Serif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style:font-name="Sans Serif"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Sans Serif"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fo:color="#000000" style:font-name="sans serif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style:font-name="sans serif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style:font-name="Sans Serif" fo:font-size="13pt" style:font-size-asian="13pt" style:font-size-complex="13pt"/>
    </style:style>
    <style:style style:name="T1" style:family="text">
      <style:text-properties style:font-name="sans serif"/>
    </style:style>
    <style:style style:name="T2" style:family="text">
      <style:text-properties style:font-name="sans serif" fo:font-style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presentação do jogo de RPG Cyberpunk, by Carisma 19</text:p>
      <text:p text:style-name="P10"/>
      <text:p text:style-name="P10"><text:tab/><text:span text:style-name="T3">"Após um grande perídodo de guerras de manutenção de poder e colapsos econômicos governos falidos tornaram-se cada vez mais dependentes da iniciativa privada para se manterem de pé e evitarem a total falência social.... Cada vez mais incisivas as grandes corporações elegeram seus vassalos a cargos legislativos judiciários e executivos e ergueram suas torres de poder sobre as antigas e definhadas cidades.... A prosperidade das cidades altas é guardada a braços fortemente armados de uma força policial particular mantendo longe da elite a imensa população desprovida que trabalha incansavelmente nas engrenagens que mantêm o sistema funcionando.... mas a verdadeira luta pelo poder acontece no mundo privado nas sombras da economia de mercado nos backdoors das fortalezas digitais em uma queda de braço corporativa sem normas sem fiscalização e sem tribunais.... Uma guerra silenciosa que está prestes a se tornar bastante visível.... E muito esculhambada"</text:span></text:p>
      <text:p text:style-name="P1"/>
      <text:p text:style-name="P4"><text:span text:style-name="T1">Ottoni, A., </text:span><text:span text:style-name="T2">Nerdcast 395 - RPG Cyberpunk 1: O Grande Assalto</text:span></text:p>
      <text:p text:style-name="P2"/>
      <text:p text:style-name="P3"><text:tab/>Apesar de ainda não ter um nome o jogo já tem um contexto definido, ele será <text:s/>c<text:span text:style-name="T3">ontextualizado de acordo com o excerto acima, passando-se em um futuro “cyberpunk”, no ano de 2119, na cidade de Delta City, grande metrópole erguida sobre a velha Nova Iorque, e será protagonizado por um grupo de mercenários composto por:</text:span></text:p>
      <text:list xml:id="list235497511320404656" text:style-name="L1">
        <text:list-header>
          <text:p text:style-name="P6"/>
          <text:list>
            <text:list-item>
              <text:list>
                <text:list-item>
                  <text:p text:style-name="P6">Oleg Korolenko: Sniper Russo;</text:p>
                </text:list-item>
                <text:list-item>
                  <text:p text:style-name="P6">Steven T. Durden: Ex-major soldado de elite, usuário de uma super armadura;</text:p>
                </text:list-item>
                <text:list-item>
                  <text:p text:style-name="P6">Dr. Angus Silvana: Renomado cientista, professor e gênio do mal;</text:p>
                </text:list-item>
                <text:list-item>
                  <text:p text:style-name="P6">James Rexus: Piloto e contrabandista.... e gato, com carisma 19/20;</text:p>
                </text:list-item>
                <text:list-item>
                  <text:p text:style-name="P6">Andróide MDR: Prticipou da terrível guerra da Eurásia, Hacker;</text:p>
                </text:list-item>
                <text:list-item>
                  <text:p text:style-name="P6">Ozob: Replicante, albino, uma granada no lugar do nariz, especialista em bombas.</text:p>
                </text:list-item>
              </text:list>
            </text:list-item>
          </text:list>
        </text:list-header>
      </text:list>
      <text:p text:style-name="P5"><text:tab/></text:p>
      <text:p text:style-name="P5"><text:tab/>Apesar de basear-se no contexto e nos personagens do Nerdcast, a história do jogo não terá relação com a história do Nerdcast em si, devido até a sua jogabilidade. <text:line-break/><text:tab/>Inicialmente, o jogador escolherá um dos personagens acima para controlar. A princípio, a idéia é fazermos uma história para cada um dos personagens e até, talvez, fazer com que elas se cruzem, eventualmente. Mesmo as histórias sendo uma para cada personagem e paralelas, elas ainda ocorrerão em um mesmo mapa, pois todas as histórias passar-se-ão en Delta City, no início do século XXII.</text:p>
      <text:p text:style-name="P5"><text:tab/>Os personagens terão uma série de atributos, como, por exemplo, Força, Percepção, Resistência, Sorte e Carisma, que terão, cada um, um valor inicial predeterminado, que variará também de um personagem para o outro. Esses atributos terão valores de 0 a 20 ou de 0 a 100. Conforme os personagens vão subindo de nível (nível e experiência serão explicados mais tarde), esses atributos também poderão aumentar, de maneira escolhida pelo jogador, que terá uma certa quantidade de pontos a distribuir dentre as qualidades do mercenário. Haverá também itens, equipáveis ou consumíveis, que causarão determinadas alterações <text:soft-page-break/>nessas características também (itens serão explicados mais a frente).</text:p>
      <text:p text:style-name="P5"><text:tab/>Durante a história, o jogador passará por eventos, como lutas, batalhas, serviços secundário, entre outros, que lhe fornecerá pontos de experiência, ou EXP. Ao atingir-se certas quantidades de EXP, o personagem subirá de nível, e seus atributos serão melhorados.</text:p>
      <text:p text:style-name="P5"><text:tab/>No mapa, haverá ainda comerciantes, com os quais o usuário poderá comprar e vender itens. Os itens são objetos, equipáveis (<text:span text:style-name="T5">e.g.: </text:span>armas e armaduras) ou consumíveis <text:span text:style-name="T5">(e.g.: </text:span><text:span text:style-name="T4">bebidas, comidas e remédios</text:span><text:span text:style-name="T5">),</text:span> que causarão algum efeito no personagem, ou ainda, que serão utilizados durante a história para que ela possa prosseguir. </text:p>
      <text:p text:style-name="P5"><text:tab/>O jogo apresentará uma inteface gráfica com menus (inicial e quando pausa-se a partida) e um mapa em duas dimensões, onde passar-se-á a história.<text:span text:style-name="T4"> Tudo desenvolvido em </text:span><text:span text:style-name="T5">pixel art</text:span><text:span text:style-name="T4">, em um estilo meio </text:span><text:span text:style-name="T5">retro</text:span><text:span text:style-name="T4">, </text:span><text:span text:style-name="T5">8-bit</text:span><text:span text:style-name="T4">.</text:span></text:p>
      <text:p text:style-name="P5"><text:tab/>Por fim, o esquema de batalha será de estratégia baseada em turnos, ou, no original em inglês, <text:span text:style-name="T5">turn-based strategy</text:span><text:span text:style-name="T4">, como o jogo de tabuleiro de xadrez, ou ainda como os digitais </text:span><text:span text:style-name="T5">XCOM </text:span><text:span text:style-name="T4">atualmente produzido pela </text:span><text:span text:style-name="T5">2K Games</text:span><text:span text:style-name="T4">; e o clássico </text:span><text:span text:style-name="T5">Fire Emblem</text:span><text:span text:style-name="T4">, da </text:span><text:span text:style-name="T5">Nintendo</text:span><text:span text:style-name="T4">.</text:span></text:p>
      <text:p text:style-name="P5"><text:tab/></text:p>
      <text:p text:style-name="P7">João Victor Baraldi Dourado <text:s text:c="4"/>RA:158044</text:p>
      <text:p text:style-name="P7">Leonardo Beretta Alvetti <text:s text:c="4"/>RA:156191</text:p>
      <text:p text:style-name="P7"/>
      <text:p text:style-name="P7">Giovani Garuffi Rondel <text:s text:c="4"/>RA:155559</text:p>
      <text:p text:style-name="P7">André de Souza Gonçalves <text:s text:c="4"/>RA:145280</text:p>
      <text:p text:style-name="P7"/>
      <text:p text:style-name="P7">Lucca Maia Bollani <text:s text:c="4"/>RA:158182</text:p>
      <text:p text:style-name="P7">Otávio Vansetti Miranda <text:s text:c="4"/>RA:158319</text:p>
      <text:p text:style-name="P7"/>
      <text:p text:style-name="P7">Leonardo Alves de Melo <text:s text:c="4"/>RA:156188</text:p>
      <text:p text:style-name="P7">Leonardo Correzzola Villani Filho <text:s text:c="4"/>RA:156197</text:p>
      <text:p text:style-name="P7"/>
      <text:p text:style-name="P7">Kairo Vinícius Ramos <text:s text:c="4"/>RA:156075</text:p>
      <text:p text:style-name="P7">Guilherme Lucas da Silva <text:s text:c="4"/>RA:155618</text:p>
      <text:p text:style-name="P7"/>
      <text:p text:style-name="P7"/>
      <text:p text:style-name="P8"/>
      <text:p text:style-name="P12">Como ainda tem espaço, um dinossauro, ou melhor, um Pterodactyl. </text:p>
      <text:p text:style-name="P9"><text:s text:c="4"/>-\-</text:p>
      <text:p text:style-name="P9"><text:s text:c="4"/>\-- \-</text:p>
      <text:p text:style-name="P9"><text:s text:c="5"/>\ <text:s/>- -\</text:p>
      <text:p text:style-name="P9"><text:s text:c="6"/>\ <text:s text:c="5"/>\\</text:p>
      <text:p text:style-name="P9"><text:s text:c="7"/>\ <text:s text:c="6"/>\</text:p>
      <text:p text:style-name="P9"><text:s text:c="8"/>\ <text:s text:c="6"/>\\</text:p>
      <text:p text:style-name="P9"><text:s text:c="9"/>\ <text:s text:c="7"/>\\</text:p>
      <text:p text:style-name="P9"><text:s text:c="9"/>\ <text:s text:c="9"/>\\</text:p>
      <text:p text:style-name="P9"><text:s text:c="9"/>\ <text:s text:c="10"/>\\\</text:p>
      <text:p text:style-name="P9"><text:s text:c="10"/>\ <text:s text:c="11"/>\\</text:p>
      <text:p text:style-name="P9"><text:s text:c="11"/>\ <text:s text:c="11"/>\\</text:p>
      <text:p text:style-name="P9"><text:s text:c="11"/>\. . <text:s text:c="9"/>\\</text:p>
      <text:p text:style-name="P9"><text:s text:c="12"/>\ <text:s text:c="3"/>. <text:s text:c="6"/>\\</text:p>
      <text:p text:style-name="P9"><text:s text:c="13"/>\ <text:s text:c="5"/>. <text:s text:c="3"/>\\</text:p>
      <text:p text:style-name="P9"><text:s text:c="14"/>\ <text:s text:c="6"/>. <text:s/>\\</text:p>
      <text:p text:style-name="P9"><text:s text:c="14"/>\ <text:s text:c="8"/>. \\</text:p>
      <text:p text:style-name="P9"><text:s text:c="14"/>\ <text:s text:c="11"/>&lt;=)</text:p>
      <text:p text:style-name="P9"><text:s text:c="14"/>\ <text:s text:c="11"/>&lt;==)</text:p>
      <text:p text:style-name="P9"><text:s text:c="14"/>\ <text:s text:c="11"/>&lt;=)</text:p>
      <text:p text:style-name="P9"><text:s text:c="15"/>\ <text:s text:c="10"/>.\\ <text:s text:c="42"/>_-</text:p>
      <text:p text:style-name="P9"><text:s text:c="15"/>\ <text:s text:c="8"/>. <text:s text:c="2"/>\\ <text:s text:c="39"/>_-//</text:p>
      <text:p text:style-name="P9"><text:s text:c="15"/>\ <text:s text:c="6"/>. <text:s text:c="4"/>\\ <text:s text:c="36"/>_-_/ /</text:p>
      <text:p text:style-name="P9"><text:s text:c="15"/>\ . . . <text:s text:c="7"/>\\ <text:s text:c="32"/>_--_/ _/</text:p>
      <text:p text:style-name="P9"><text:s text:c="16"/>\ <text:s text:c="13"/>\\ <text:s text:c="29"/>_- _/ _/</text:p>
      <text:p text:style-name="P9"><text:s text:c="16"/>\ <text:s text:c="14"/>\\ <text:s text:c="21"/>___-(O) _/ _/</text:p>
      <text:p text:style-name="P9"><text:s text:c="16"/>\ <text:s text:c="15"/>\ <text:s text:c="17"/>__-- <text:s/>__ <text:s text:c="2"/>/_ /</text:p>
      <text:p text:style-name="P9"><text:s text:c="16"/>\ <text:s text:c="16"/>\\ <text:s text:c="9"/>____--__---- <text:s/>/ <text:s text:c="3"/>\_</text:p>
      <text:p text:style-name="P9"><text:s text:c="17"/>\ <text:s text:c="17"/>\\ <text:s text:c="6"/>------- <text:s text:c="6"/>/ <text:s text:c="2"/>\_ <text:s/>\_</text:p>
      <text:p text:style-name="P9"><text:s text:c="18"/>\ <text:s text:c="18"/>\ <text:s text:c="17"/>// <text:s text:c="2"/>// \__ \_</text:p>
      <text:p text:style-name="P9"><text:s text:c="19"/>\ <text:s text:c="18"/>\\ <text:s text:c="13"/>// <text:s text:c="2"/>// <text:s text:c="5"/>\_ \_</text:p>
      <text:p text:style-name="P9"><text:s text:c="20"/>\ <text:s text:c="18"/>\\ <text:s text:c="9"/>/// <text:s text:c="2"/>// <text:s text:c="9"/>\__-</text:p>
      <text:p text:style-name="P9"><text:s text:c="20"/>\ <text:s text:c="15"/>- <text:s text:c="2"/>\\///////// <text:s text:c="3"/>//</text:p>
      <text:p text:style-name="P9"><text:s text:c="20"/>\ <text:s text:c="11"/>- <text:s text:c="8"/>\_ <text:s text:c="8"/>//</text:p>
      <text:p text:style-name="P9"><text:s text:c="20"/>/ <text:s text:c="7"/>- <text:s text:c="21"/>//</text:p>
      <text:p text:style-name="P9"><text:s text:c="19"/>/ <text:s text:c="4"/>- <text:s text:c="22"/>///</text:p>
      <text:p text:style-name="P9"><text:s text:c="18"/>/ <text:s text:c="2"/>- <text:s text:c="22"/>//</text:p>
      <text:p text:style-name="P9"><text:s text:c="13"/>__--/ <text:s text:c="24"/>///</text:p>
      <text:p text:style-name="P9"><text:s text:c="2"/>__________/ <text:s text:c="27"/>// |</text:p>
      <text:p text:style-name="P9">//-_________ <text:s text:c="5"/>___ <text:s text:c="15"/>//// <text:s/>|</text:p>
      <text:p text:style-name="P9"><text:s text:c="8"/>____\__--/ <text:s text:c="15"/>///// <text:s text:c="3"/>|</text:p>
      <text:p text:style-name="P9"><text:s text:c="3"/>-----______ <text:s text:c="3"/>-/---________//// <text:s text:c="7"/>|</text:p>
      <text:p text:style-name="P9"><text:s text:c="5"/>_______/ <text:s/>--/ <text:s text:c="3"/>\ <text:s text:c="18"/>|</text:p>
      <text:p text:style-name="P9"><text:s text:c="3"/>/_________-/ <text:s text:c="6"/>\ <text:s text:c="18"/>|</text:p>
      <text:p text:style-name="P9"><text:s text:c="2"/>// <text:s text:c="17"/>\ <text:s text:c="18"/>/</text:p>
      <text:p text:style-name="P9"><text:s text:c="23"/>\. <text:s text:c="16"/>/</text:p>
      <text:p text:style-name="P9"><text:s text:c="23"/>\ <text:s text:c="4"/>. <text:s text:c="11"/>/</text:p>
      <text:p text:style-name="P9"><text:s text:c="24"/>\ <text:s text:c="6"/>. <text:s text:c="7"/>/</text:p>
      <text:p text:style-name="P9"><text:s text:c="23"/>\\ <text:s text:c="10"/>. <text:s text:c="3"/>/</text:p>
      <text:p text:style-name="P9"><text:s text:c="24"/>\ <text:s text:c="15"/>/</text:p>
      <text:p text:style-name="P9"><text:s text:c="24"/>\ <text:s text:c="13"/>__|</text:p>
      <text:p text:style-name="P9"><text:s text:c="24"/>\ <text:s text:c="13"/>==/</text:p>
      <text:p text:style-name="P9"><text:s text:c="24"/>/ <text:s text:c="13"/>//</text:p>
      <text:p text:style-name="P9"><text:s text:c="24"/>/ <text:s text:c="9"/>. <text:s/>//</text:p>
      <text:p text:style-name="P9"><text:s text:c="24"/>/ <text:s text:c="2"/>. <text:s/>. <text:s text:c="3"/>//</text:p>
      <text:p text:style-name="P9"><text:s text:c="23"/>/. <text:s text:c="10"/>/</text:p>
      <text:p text:style-name="P9"><text:s text:c="22"/>/ <text:s text:c="11"/>//</text:p>
      <text:p text:style-name="P9"><text:s text:c="22"/>/ <text:s text:c="10"/>/</text:p>
      <text:p text:style-name="P9"><text:s text:c="21"/>/ <text:s text:c="9"/>//</text:p>
      <text:p text:style-name="P9"><text:s text:c="20"/>/ <text:s text:c="8"/>//</text:p>
      <text:p text:style-name="P9"><text:s text:c="17"/>--/ <text:s text:c="8"/>/</text:p>
      <text:p text:style-name="P9"><text:s text:c="16"/>/ <text:s text:c="9"/>//</text:p>
      <text:p text:style-name="P9"><text:s text:c="12"/>//// <text:s text:c="8"/>//</text:p>
      <text:p text:style-name="P9"><text:s text:c="9"/>///_________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calligra="http://www.calligra.org/2005/">
  <office:font-face-decls>
    <style:font-face style:name="Courier New1" svg:font-family="'Courier New', Courier, mono"/>
    <style:font-face style:name="OpenSymbol" svg:font-family="OpenSymbol"/>
    <style:font-face style:name="Sans Serif" svg:font-family="'Sans Serif'"/>
    <style:font-face style:name="sans serif" svg:font-family="'sans serif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>Unknown</meta:initial-creator>
    <meta:editing-cycles>20</meta:editing-cycles>
    <dc:date>2015-04-14T23:47:48.43</dc:date>
    <meta:creation-date>2008-08-22T11:41:04</meta:creation-date>
    <dc:creator>João Baraldi</dc:creator>
    <meta:editing-duration>PT14H42M8S</meta:editing-duration>
    <meta:document-statistic meta:table-count="0" meta:image-count="0" meta:object-count="0" meta:page-count="3" meta:paragraph-count="92" meta:word-count="899" meta:character-count="7121"/>
  </office:meta>
</office:document-meta>
</file>